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6699cc" draw:textarea-vertical-align="middle"/>
    </style:style>
    <style:style style:name="gr2" style:family="graphic" style:parent-style-name="standard">
      <style:graphic-properties svg:stroke-color="#000000" draw:fill="solid" draw:fill-color="#99cc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P4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8.709cm" svg:height="3.021cm" svg:x="1.308cm" svg:y="1.281cm">
          <text:p/>
        </draw:rect>
        <draw:rect draw:style-name="gr2" draw:text-style-name="P3" draw:layer="layout" svg:width="8.455cm" svg:height="0.762cm" svg:x="1.435cm" svg:y="1.408cm">
          <text:p text:style-name="P2"><text:span text:style-name="T1">UART</text:span></text:p>
        </draw:rect>
        <draw:rect draw:style-name="gr2" draw:text-style-name="P4" draw:layer="layout" svg:width="8.455cm" svg:height="0.608cm" svg:x="1.435cm" svg:y="2.17cm">
          <text:p text:style-name="P2"><text:span text:style-name="T2">voidFunctionPointer_t</text:span></text:p>
        </draw:rect>
        <draw:rect draw:style-name="gr2" draw:text-style-name="P4" draw:layer="layout" svg:width="8.455cm" svg:height="1.446cm" svg:x="1.435cm" svg:y="2.729cm">
          <text:p text:style-name="P2"><text:span text:style-name="T2">UART_init(pFuncion):void</text:span></text:p>
          <text:p text:style-name="P2"><text:span text:style-name="T2">UART_read():dato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an </meta:initial-creator>
    <meta:creation-date>2017-08-16T20:23:52.76</meta:creation-date>
    <dc:date>2017-09-08T23:54:13.10</dc:date>
    <dc:creator>ian </dc:creator>
    <meta:editing-duration>PT9H38M58S</meta:editing-duration>
    <meta:editing-cycles>79</meta:editing-cycles>
    <meta:generator>OpenOffice/4.1.3$Win32 OpenOffice.org_project/413m1$Build-9783</meta:generator>
    <meta:document-statistic meta:object-count="4"/>
  </office:meta>
</office:document-meta>
</file>